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34971025978C33629D7.png" manifest:media-type="image/png"/>
  <manifest:file-entry manifest:full-path="Pictures/1003D957000052220000741EB045A4A6368EC1FF.svg" manifest:media-type="image/svg+xml"/>
  <manifest:file-entry manifest:full-path="Pictures/1003C2FE000052220000741EA562D9AC6527F967.svg" manifest:media-type="image/svg+xml"/>
  <manifest:file-entry manifest:full-path="Pictures/1003C119000052220000741EEEBEF080A84EA2B7.svg" manifest:media-type="image/svg+xml"/>
  <manifest:file-entry manifest:full-path="Pictures/10000201000002530000034926F60B14C0112C42.png" manifest:media-type="image/png"/>
  <manifest:file-entry manifest:full-path="Pictures/1000020100000253000003499245D3BA0115EF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cd28" officeooo:paragraph-rsid="0013cd28"/>
    </style:style>
    <style:style style:name="P2" style:family="paragraph" style:parent-style-name="Standard">
      <style:text-properties officeooo:rsid="0013cd28" officeooo:paragraph-rsid="0013cd2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21.001cm" svg:height="29.692cm" draw:z-index="0"><draw:image xlink:href="Pictures/1003C2FE000052220000741EA562D9AC6527F967.svg" xlink:type="simple" xlink:show="embed" xlink:actuate="onLoad"/><draw:image xlink:href="Pictures/10000201000002530000034926F60B14C0112C42.png" xlink:type="simple" xlink:show="embed" xlink:actuate="onLoad"/></draw:frame></text:p>
      <text:p text:style-name="P1"><draw:frame draw:style-name="fr1" draw:name="Image2" text:anchor-type="paragraph" svg:width="21.001cm" svg:height="29.692cm" draw:z-index="1"><draw:image xlink:href="Pictures/1003C119000052220000741EEEBEF080A84EA2B7.svg" xlink:type="simple" xlink:show="embed" xlink:actuate="onLoad"/><draw:image xlink:href="Pictures/1000020100000253000003499245D3BA0115EF23.png" xlink:type="simple" xlink:show="embed" xlink:actuate="onLoad"/></draw:frame><text:soft-page-break/></text:p>
      <text:p text:style-name="P1"><draw:frame draw:style-name="fr1" draw:name="Image3" text:anchor-type="paragraph" svg:width="21.001cm" svg:height="29.692cm" draw:z-index="2"><draw:image xlink:href="Pictures/1003D957000052220000741EB045A4A6368EC1FF.svg" xlink:type="simple" xlink:show="embed" xlink:actuate="onLoad"/><draw:image xlink:href="Pictures/10000201000002530000034971025978C33629D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4:34:20.555133832</meta:creation-date>
    <dc:date>2017-12-18T18:31:33.078347665</dc:date>
    <meta:editing-duration>PT2M35S</meta:editing-duration>
    <meta:editing-cycles>3</meta:editing-cycles>
    <meta:generator>LibreOffice/5.3.1.2$Linux_X86_64 LibreOffice_project/30m0$Build-2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